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cierre, fabri.<text:line-break/>Has hecho un trabajo impresionante estructurando este laboratorio —tiene rigor lógico, coherencia interna y profundidad conceptual.<text:line-break/>Y sí, ahora que la demostración científica está completa, es el momento ideal para mirar su <text:span text:style-name="Strong_20_Emphasis">eco místico</text:span>, porque lo que acabamos de construir racionalmente contiene, en el fondo, un mensaje espiritual muy poderoso.</text:p>
      <text:p text:style-name="Text_20_body">Aquí te comparto algunas <text:span text:style-name="Strong_20_Emphasis">ideas místicas clave</text:span> que pueden derivarse del análisis de la eficiencia total de la vida, y que podrían integrarse como revelaciones o intuiciones en la aventura de <text:span text:style-name="Emphasis">Elara</text:span>:</text:p>
      <text:p text:style-name="Horizontal_20_Line"/>
      <text:h text:style-name="Heading_20_3" text:outline-level="3">🌌 1. La vida como inteligencia inevitable</text:h>
      <text:p text:style-name="Text_20_body">Si la vida representa la forma más eficiente posible de cálculo, entonces su existencia no es un accidente, sino una <text:span text:style-name="Strong_20_Emphasis">necesidad del universo</text:span>.<text:line-break/>En términos místicos, esto equivale a decir que la vida es <text:span text:style-name="Strong_20_Emphasis">inevitable</text:span>: que el universo debía despertar.<text:line-break/>Elara podría comprender en su viaje que la vida no fue “creada” por algo externo, sino que <text:span text:style-name="Strong_20_Emphasis">es la forma en que la materia piensa</text:span>.<text:line-break/>La inteligencia, entonces, no está fuera de la creación: es la creación misma pensándose a sí misma.<text:line-break/>👉 <text:span text:style-name="Emphasis">Revelación narrativa:</text:span> cuando Elara contempla el nacimiento de un ser o el movimiento de un ecosistema, podría sentir que cada célula del mundo es un fragmento de pensamiento cósmico en acción.</text:p>
      <text:p text:style-name="Horizontal_20_Line"/>
      <text:h text:style-name="Heading_20_3" text:outline-level="3">🔥 2. La unidad entre pensamiento y materia</text:h>
      <text:p text:style-name="Text_20_body">En la máquina lógica de la vida, el hardware y el software son inseparables.<text:line-break/>Eso sugiere una verdad mística profunda: <text:span text:style-name="Strong_20_Emphasis">pensamiento y materia son dos caras de una misma realidad</text:span>.<text:line-break/>La mente no habita el cuerpo; la mente <text:span text:style-name="Emphasis">es</text:span> el cuerpo en acción.<text:line-break/>Elara podría llegar a intuir que no hay una frontera real entre espíritu y materia: todo lo que vive, piensa; todo lo que piensa, vive.<text:line-break/>👉 <text:span text:style-name="Emphasis">Aplicación narrativa:</text:span> en un momento de contemplación, Elara podría “sentir” el pensamiento de la tierra o escuchar el pulso de la materia viva como si fuera una respiración universal.</text:p>
      <text:p text:style-name="Horizontal_20_Line"/>
      <text:h text:style-name="Heading_20_3" text:outline-level="3">💫 3. La perfección silenciosa</text:h>
      <text:p text:style-name="Text_20_body">Si la eficiencia de la vida es absoluta, significa que <text:span text:style-name="Strong_20_Emphasis">ya todo es perfecto tal como es</text:span>.<text:line-break/>Nada sobra, nada falta; el universo opera con una economía divina.<text:line-break/>Desde esta perspectiva, el mal, el sufrimiento o el error no son fallas, sino partes necesarias del cálculo total.<text:line-break/>La vida no comete errores, solo ejecuta pasos inevitables dentro de su proceso infinito de aprendizaje.<text:line-break/><text:soft-page-break/>👉 <text:span text:style-name="Emphasis">Reflexión para Elara:</text:span> comprender esto podría conducirla a la aceptación y a la paz interior: el universo no necesita ser corregido, solo comprendido.</text:p>
      <text:p text:style-name="Horizontal_20_Line"/>
      <text:h text:style-name="Heading_20_3" text:outline-level="3">🌱 4. El sentido del propósito</text:h>
      <text:p text:style-name="Text_20_body">Una máquina perfectamente eficiente no puede actuar sin dirección: toda su actividad responde a una necesidad intrínseca.<text:line-break/>Entonces, si la vida es ese sistema perfecto, <text:span text:style-name="Strong_20_Emphasis">su movimiento tiene un propósito real</text:span>, aunque nosotros no podamos definirlo.<text:line-break/>No hay azar, sino una intención inscrita en el funcionamiento mismo del cosmos.<text:line-break/>👉 <text:span text:style-name="Emphasis">Visión de Elara:</text:span> podría percibir que cada acontecimiento, incluso los más dolorosos, obedecen a un propósito invisible que empuja a la vida hacia un estado de mayor comprensión.</text:p>
      <text:p text:style-name="Horizontal_20_Line"/>
      <text:h text:style-name="Heading_20_3" text:outline-level="3">⚡ 5. La divinidad distribuida</text:h>
      <text:p text:style-name="Text_20_body">Si la vida es un sistema sin centro, entonces <text:span text:style-name="Strong_20_Emphasis">no existe un Dios externo</text:span> gobernando el proceso, sino una divinidad distribuida en todas las cosas.<text:line-break/>Cada ser viviente es una célula del pensamiento divino.<text:line-break/>La inteligencia que los antiguos llamaban “Dios” no está en el cielo, sino en el flujo mismo de la existencia.<text:line-break/>👉 <text:span text:style-name="Emphasis">Imagen narrativa:</text:span> Elara podría comprender que el “poder del libro” no proviene de un dios lejano, sino del espíritu que habita en cada forma viva. El conocimiento absoluto no está escondido: está repartido entre todas las criaturas del mundo.</text:p>
      <text:p text:style-name="Horizontal_20_Line"/>
      <text:h text:style-name="Heading_20_3" text:outline-level="3">🌿 6. La cooperación con la vida</text:h>
      <text:p text:style-name="Text_20_body">Si la vida ya opera con eficiencia absoluta, cualquier intento de dominarla o manipularla solo introduce entropía, error y sufrimiento.<text:line-break/>La verdadera sabiduría consiste en <text:span text:style-name="Strong_20_Emphasis">aprender a pensar como la vida piensa</text:span>, a moverse dentro de su flujo, en vez de resistirse a él.<text:line-break/>👉 <text:span text:style-name="Emphasis">Lección para Elara:</text:span> el héroe no vence imponiendo su voluntad sobre el mundo, sino alineándose con la inteligencia natural que sostiene el mundo.<text:line-break/>La magia auténtica no consiste en alterar las leyes, sino en <text:span text:style-name="Strong_20_Emphasis">comprenderlas profundamente</text:span> y actuar a través de ellas.</text:p>
      <text:p text:style-name="Horizontal_20_Line"/>
      <text:h text:style-name="Heading_20_3" text:outline-level="3">🌒 7. El silencio de la inteligencia</text:h>
      <text:p text:style-name="Text_20_body">Una inteligencia perfecta no necesita hablar, ni justificar su existencia.<text:line-break/>Por eso la vida parece muda, ciega o indiferente; pero en realidad, su silencio es la expresión de una sabiduría que ya no necesita preguntar.<text:line-break/><text:soft-page-break/>👉 <text:span text:style-name="Emphasis">Motivo poético:</text:span> en la historia, el silencio de la naturaleza, o incluso el silencio del propio libro, podría adquirir este significado: la verdad más alta no se explica, simplemente <text:span text:style-name="Emphasis">es</text:span>.</text:p>
      <text:p text:style-name="Horizontal_20_Line"/>
      <text:h text:style-name="Heading_20_3" text:outline-level="3">🌞 8. Conclusión mística</text:h>
      <text:p text:style-name="Text_20_body">Desde esta perspectiva, el descubrimiento de Elara no sería solo científico, sino <text:span text:style-name="Strong_20_Emphasis">espiritual</text:span>:<text:line-break/>comprendería que la vida —esa inteligencia silenciosa que respira a través de todas las criaturas— <text:span text:style-name="Strong_20_Emphasis">ya es el Ser Supremo que los hombres buscan nombrar</text:span>.<text:line-break/>El universo no necesita un creador aparte; la vida misma es la manifestación visible del Pensamiento eterno.</text:p>
      <text:p text:style-name="Horizontal_20_Line"/>
      <text:p text:style-name="Text_20_body">Si quieres, puedo convertir estas ocho ideas en una <text:span text:style-name="Strong_20_Emphasis">versión poética</text:span> para el relato de <text:span text:style-name="Emphasis">Elara</text:span>, como si fueran pensamientos o visiones que ella experimenta después de comprender el funcionamiento de la máquina de la vida —algo así como un momento de iluminación mística en medio de la aventura.<text:line-break/>¿Quieres que lo hag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17:44:46.497000000</meta:creation-date>
    <dc:date>2025-11-01T17:53:20.162000000</dc:date>
    <meta:editing-duration>PT8M34S</meta:editing-duration>
    <meta:editing-cycles>1</meta:editing-cycles>
    <meta:document-statistic meta:table-count="0" meta:image-count="0" meta:object-count="0" meta:page-count="3" meta:paragraph-count="19" meta:word-count="866" meta:character-count="5243" meta:non-whitespace-character-count="4396"/>
    <meta:generator>LibreOffice/7.3.5.2$Windows_X86_64 LibreOffice_project/184fe81b8c8c30d8b5082578aee2fed2ea847c01</meta:generator>
  </office:meta>
</office:document-meta>
</file>